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mpEncoderTests.encodeFrameWithNoHeadersAndNo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ompEncoderTests.encodeFrameWithContentLength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ompEncoderTests.encodeFrameWithH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ompEncoderTests.encodeFrameWithHeadersThatShouldBeEscap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ompEncoderTests.encodeFrameWithHeaders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